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29cm" svg:height="4.007cm" draw:transform="skewX (-0.000174532925199435) rotate (-1.55281943549936) translate (8.91965067831908cm 3.32745925756838cm)" svg:viewBox="0 0 4730 4008" svg:d="M214 3887c1163 136 2987 147 3610 86s1049-274 861-1257c-187-980-228-2238-233-2397-3-159-829-503-810-195 17 311 126 1167 190 1618 63 451 221 979 97 1331-91 259-183 308-1053 293s-1756 23-2727-187c-238-30-173 681 65 708z">
          <text:p/>
        </draw:path>
        <draw:path draw:style-name="gr1" draw:text-style-name="P1" draw:layer="layout" svg:width="1.171cm" svg:height="3.422cm" draw:transform="rotate (-1.55247036964896) translate (8.7177859823192cm 4.83118038720579cm)" svg:viewBox="0 0 1172 3423" svg:d="M1171 3271c-76-196-246-758-306-1223-58-464-82-1466-53-1698 15-217-820-501-812-254 18 458 75 1684 184 2223s110 585 221 1004c53 205 803 48 766-52z">
          <text:p/>
        </draw:path>
        <draw:path draw:style-name="gr1" draw:text-style-name="P1" draw:layer="layout" svg:width="0.902cm" svg:height="0.661cm" draw:transform="skewX (0.001221730476396) rotate (-2.1556561591382) translate (9.2684573185944cm 7.124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9.0056244787323cm 4.989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6.02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05cm" svg:height="3.803cm" draw:transform="skewX (0.000872664625997165) rotate (-1.55281943549936) translate (9.0078321267657cm 2.9976860218403cm)" svg:viewBox="0 0 1106 3804" svg:d="M1105 3745c-78-341-191-812-240-1351-48-539-83-1645-51-2035 7-108-811-519-814-291-4 227 67 1611 140 2284 71 670 85 761 168 1311 26 173 822 170 797 82z">
          <text:p/>
        </draw:path>
        <draw:path draw:style-name="gr1" draw:text-style-name="P1" draw:layer="layout" svg:width="0.902cm" svg:height="0.661cm" draw:transform="skewX (0.001221730476396) rotate (-2.1556561591382) translate (5.86779065192781cm 3.5082958331614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9.268706971542cm 3.157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4.411cm" svg:height="3.741cm" draw:transform="skewX (-0.000174532925199432) rotate (-1.55281943549936) translate (4.61693445108055cm 3.6843005485877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4.42712854091551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4.94945731859441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686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2.09279065192781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3) rotate (-1.55281943549936) translate (4.68379383480161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1.93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16) rotate (-2.15652882376419) translate (4.94970697154201cm 3.1983621593124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2) rotate (-2.15687788961459) translate (1.69230680989421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57cm" svg:height="1.46cm" draw:transform="rotate (-0.386066830541146) translate (3.00632663217039cm 1.362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87) rotate (-2.15652882376419) translate (4.0638736382088cm 1.5491954926457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3.27647251996359cm 2.3230241109510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7:59.218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20"/>
  </office:meta>
</office:document-meta>
</file>